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871569596982431101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5945537541801791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75865144149576461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04182235940115346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1525800493233801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44683797835045176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08724312508652258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535379641051409054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358709" text:continue-list="list108724312508652258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528858790512859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6378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5266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36671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354476"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69083"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14197110706725666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91614327416548899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5297148592894498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69152"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942320093087924553"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3548777634064976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844114844891925170" text:style-name="L15">
        <text:list-item>
          <text:list>
            <text:list-header>
              <text:p text:style-name="P170">1.5 miles averaging about 9:40/mile and rest 1 min</text:p>
            </text:list-header>
          </text:list>
        </text:list-item>
      </text:list>
      <text:p text:style-name="P23">1 mile in 8:26 and rest 2 min</text:p>
      <text:list xml:id="list711134064127874368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48547478851468867"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54292"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918020046003138031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59719322454915335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95722425721970400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372268" text:continue-list="list7597193224549153350" text:style-name="L19">
        <text:list-item>
          <text:list>
            <text:list-header>
              <text:p text:style-name="P174">(Pace*HR)=1240</text:p>
            </text:list-header>
          </text:list>
        </text:list-item>
      </text:list>
      <text:list xml:id="list36366283" text:continue-list="list9180200460031380316" text:style-name="L18">
        <text:list-item>
          <text:list>
            <text:list-header>
              <text:p text:style-name="P173">2 miles at 10:46/mile Ave HR= 121 bpm and rest a few minutes</text:p>
            </text:list-header>
          </text:list>
        </text:list-item>
      </text:list>
      <text:list xml:id="list36352850" text:continue-list="list3637226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36301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91058612949062181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6322402120632351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64384625038407358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371557680157177285"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5714967415465742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85946461829421565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353521"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8009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30412326883005308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45496382851793177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781013266452088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10"/>
      <text:p text:style-name="P10"><text:span text:style-name="T2">During the past week: <text:s/></text:span>20.75 miles</text:p>
      <text:p text:style-name="P10"><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70866457847442281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6T16:12:03.24</dc:date>
    <dc:creator>James Lombardi</dc:creator>
    <meta:editing-duration>P19DT16H40M19S</meta:editing-duration>
    <meta:editing-cycles>1546</meta:editing-cycles>
    <meta:generator>OpenOffice/4.1.2$Win32 OpenOffice.org_project/412m3$Build-9782</meta:generator>
    <meta:document-statistic meta:table-count="0" meta:image-count="9" meta:object-count="0" meta:page-count="161" meta:paragraph-count="4602" meta:word-count="50045" meta:character-count="256823"/>
  </office:meta>
</office:document-meta>
</file>